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fa581"/>
    </style:style>
    <style:style style:name="P2" style:family="paragraph" style:parent-style-name="Text_20_body" style:list-style-name="L1"/>
    <style:style style:name="P3" style:family="paragraph" style:parent-style-name="Text_20_body">
      <style:text-properties officeooo:paragraph-rsid="000fa581"/>
    </style:style>
    <style:style style:name="P4" style:family="paragraph" style:parent-style-name="Text_20_body" style:list-style-name="L2"/>
    <style:style style:name="P5" style:family="paragraph" style:parent-style-name="Text_20_body" style:list-style-name="L1">
      <style:paragraph-properties fo:margin-top="0in" fo:margin-bottom="0in" loext:contextual-spacing="false"/>
    </style:style>
    <style:style style:name="P6" style:family="paragraph" style:parent-style-name="Text_20_body" style:list-style-name="L2">
      <style:paragraph-properties fo:margin-top="0in" fo:margin-bottom="0in" loext:contextual-spacing="false"/>
    </style:style>
    <style:style style:name="T1" style:family="text">
      <style:text-properties officeooo:rsid="000fa58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L’option SLAM <text:span text:style-name="T1">(Solutions Logicielles et Applications Métier )</text:span>est destinée aux étudiants qui s’orientent vers les <text:span text:style-name="Strong_20_Emphasis">métiers liés à la conception et la maintenance de programmes applicatifs</text:span>. Grâce à des cours spécifiques, les diplômés seront capables de gérer un parc informatique ou d’administrer un réseau au sein d’une entreprise. Ils pourront également gérer l’intégration, la sécurisation et la configuration des serveurs, mais aussi des postes clients et des équipements d’interconnexion.</text:p>
      <text:p text:style-name="Text_20_body"/>
      <text:p text:style-name="P3"/>
      <text:p text:style-name="Text_20_body">L’option SISR <text:span text:style-name="T1">(Solutions d’infrastructure, systèmes et réseaux) </text:span>est destinée aux étudiants qui s’orientent vers les <text:span text:style-name="Strong_20_Emphasis">métiers liés à la conception et la maintenance d’infrastructures réseaux</text:span>. Assurer la sécurité, la maintenance et l’installation des réseaux et des équipements informatiques font partie des principales missions des futurs administrateurs, techniciens ou pilotes d’exploitation.</text:p>
      <text:p text:style-name="Text_20_body">Comme pour l’autre option, des cours plus généraux viendront compléter la formation et apporter des compétences plus généralistes, permettant ainsi aux diplômés d’être opérationnels dans n’importe quelle entrepris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9T13:53:02.844118758</meta:creation-date>
    <dc:date>2022-01-09T14:06:48.441076302</dc:date>
    <meta:editing-duration>PT3M25S</meta:editing-duration>
    <meta:editing-cycles>2</meta:editing-cycles>
    <meta:generator>LibreOffice/6.4.7.2$Linux_X86_64 LibreOffice_project/40$Build-2</meta:generator>
    <meta:document-statistic meta:table-count="0" meta:image-count="0" meta:object-count="0" meta:page-count="1" meta:paragraph-count="3" meta:word-count="147" meta:character-count="1097" meta:non-whitespace-character-count="953"/>
  </office:meta>
</office:document-meta>
</file>